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line-height="100%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line-height="100%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line-height="100%" fo:text-indent="-0.25in" style:auto-text-indent="false"/>
      <style:text-properties fo:font-size="10pt" style:font-size-asian="10pt" style:font-size-complex="10pt"/>
    </style:style>
    <style:style style:name="P5" style:family="paragraph" style:parent-style-name="Standard" style:list-style-name="WWNum1">
      <style:paragraph-properties fo:margin-left="1.5in" fo:margin-right="0in" fo:line-height="100%" fo:text-indent="-0.25in" style:auto-text-indent="false"/>
    </style:style>
    <style:style style:name="P6" style:family="paragraph" style:parent-style-name="Standard" style:list-style-name="WWNum1">
      <style:paragraph-properties fo:margin-left="1.5in" fo:margin-right="0in" fo:line-height="100%" fo:text-indent="-0.25in" style:auto-text-indent="false"/>
      <style:text-properties fo:font-size="10pt" style:font-size-asian="10pt" style:font-size-complex="10pt"/>
    </style:style>
    <style:style style:name="P7" style:family="paragraph" style:parent-style-name="Standard" style:list-style-name="WWNum1">
      <style:paragraph-properties fo:margin-left="2in" fo:margin-right="0in" fo:line-height="100%" fo:text-indent="-0.25in" style:auto-text-indent="false"/>
      <style:text-properties fo:font-size="10pt" style:font-size-asian="10pt" style:font-size-complex="10pt"/>
    </style:style>
    <style:style style:name="T1" style:family="text">
      <style:text-properties fo:color="#a64d79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/>
    </style:style>
    <style:style style:name="T2" style:family="text">
      <style:text-properties fo:color="#a64d79"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font-size="10pt" fo:font-style="italic" fo:font-weight="bold" fo:background-color="#cbb6ff" loext:char-shading-value="0" style:font-size-asian="10pt" style:font-style-asian="italic" style:font-weight-asian="bold" style:font-size-complex="10pt"/>
    </style:style>
    <style:style style:name="T4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fo:background-color="#00ffff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fo:background-color="#ffffff"/>
    </style:style>
    <style:style style:name="T7" style:family="text">
      <style:text-properties fo:font-size="10pt" fo:font-style="italic" fo:background-color="#cbb6ff" loext:char-shading-value="0" style:font-size-asian="10pt" style:font-style-asian="italic" style:font-size-complex="10pt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fo:font-size="10pt" fo:font-style="italic" style:font-size-asian="10pt" style:font-style-asian="italic" style:font-size-complex="10pt" fo:background-color="#00ffff"/>
    </style:style>
    <style:style style:name="T10" style:family="text">
      <style:text-properties fo:font-size="10pt" fo:font-style="italic" style:font-size-asian="10pt" style:font-style-asian="italic" style:font-size-complex="10pt" fo:background-color="#ffffff"/>
    </style:style>
    <style:style style:name="T11" style:family="text">
      <style:text-properties fo:font-size="10pt" fo:background-color="#cbb6ff" loext:char-shading-value="0" style:font-size-asian="10pt" style:font-size-complex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font-size-asian="10pt" style:font-size-complex="10pt" fo:background-color="#ffffff"/>
    </style:style>
    <style:style style:name="T1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fo:color="#1155cc" fo:font-size="10pt" style:text-underline-style="solid" style:text-underline-width="auto" style:text-underline-color="font-color" fo:background-color="#cbb6ff" loext:char-shading-value="0" style:font-size-asian="10pt" style:font-size-complex="10pt"/>
    </style:style>
    <style:style style:name="T17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fo:color="#1155cc" fo:font-size="10pt" style:text-underline-style="solid" style:text-underline-width="auto" style:text-underline-color="font-color" style:font-size-asian="10pt" style:font-size-complex="10pt" fo:background-color="#ffffff"/>
    </style:style>
    <style:style style:name="T19" style:family="text">
      <style:text-properties fo:color="#134f5c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/>
    </style:style>
    <style:style style:name="T20" style:family="text">
      <style:text-properties fo:color="#134f5c" fo:font-size="10pt" fo:font-style="italic" fo:font-weight="bold" style:font-size-asian="10pt" style:font-style-asian="italic" style:font-weight-asian="bold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68298535" text:style-name="WWNum1">
        <text:list-item>
          <text:p text:style-name="P2"><text:span text:style-name="T1">CSS / WEBMANIFEST</text:span></text:p>
          <text:list>
            <text:list-item>
              <text:p text:style-name="P3"><text:span text:style-name="T3">Insightfulaffiliate.css:</text:span></text:p>
              <text:list>
                <text:list-item>
                  <text:p text:style-name="P5"><text:a xlink:type="simple" xlink:href="https://d1yei2z3i6k35z.cloudfront.net/13254463/68c663e272c7b_insightfulaffiliate.css" text:style-name="ListLabel_20_10" text:visited-style-name="ListLabel_20_10"><text:span text:style-name="T16">https://d1yei2z3i6k35z.cloudfront.net/13254463/68c663e272c7b_insightfulaffiliate.css</text:span></text:a><text:span text:style-name="T11"> </text:span></text:p>
                </text:list-item>
              </text:list>
            </text:list-item>
            <text:list-item>
              <text:p text:style-name="P3"><text:span text:style-name="T8">Webmanifest:</text:span></text:p>
              <text:list>
                <text:list-item>
                  <text:p text:style-name="P5"><text:a xlink:type="simple" xlink:href="https://d1yei2z3i6k35z.cloudfront.net/13254463/68b7ac4471c03_site.webmanifest.json" text:style-name="ListLabel_20_11" text:visited-style-name="ListLabel_20_11"><text:span text:style-name="T17">https://d1yei2z3i6k35z.cloudfront.net/13254463/68b7ac4471c03_site.webmanifest.json</text:span></text:a></text:p>
                </text:list-item>
              </text:list>
            </text:list-item>
          </text:list>
        </text:list-item>
        <text:list-item>
          <text:p text:style-name="P1"><text:span text:style-name="T19">CSS / WEBMANIFEST #2 (Claude-OPTIMIZED)</text:span></text:p>
          <text:list>
            <text:list-item>
              <text:p text:style-name="P3"><text:span text:style-name="T9">site.webmanifest.json </text:span><text:span text:style-name="T5">#2</text:span><text:span text:style-name="T9"> (Claude OPTIMIZED):</text:span></text:p>
              <text:list>
                <text:list-item>
                  <text:p text:style-name="P5"><text:a xlink:type="simple" xlink:href="https://d1yei2z3i6k35z.cloudfront.net/13254463/68c4fcc1e9d9c_site.webmanifest.json" text:style-name="ListLabel_20_11" text:visited-style-name="ListLabel_20_11"><text:span text:style-name="T17">https://d1yei2z3i6k35z.cloudfront.net/13254463/68c4fcc1e9d9c_site.webmanifest.json</text:span></text:a><text:span text:style-name="T12"> </text:span></text:p>
                </text:list-item>
              </text:list>
            </text:list-item>
          </text:list>
        </text:list-item>
        <text:list-item>
          <text:p text:style-name="P1"><text:span text:style-name="T1">WORKMARKS:</text:span></text:p>
          <text:list>
            <text:list-item>
              <text:p text:style-name="P3"><text:span text:style-name="T8">NextGenCopyAI_horizontal_transparent_</text:span><text:span text:style-name="T4">dark</text:span><text:span text:style-name="T8">-fg_240w.png:</text:span></text:p>
              <text:list>
                <text:list-item>
                  <text:p text:style-name="P5"><text:a xlink:type="simple" xlink:href="https://d1yei2z3i6k35z.cloudfront.net/13254463/68bc00626cfb7_NextGenCopyAI_horizontal_transparent_dark-fg_240w.png" text:style-name="ListLabel_20_11" text:visited-style-name="ListLabel_20_11"><text:span text:style-name="T17">https://d1yei2z3i6k35z.cloudfront.net/13254463/68bc00626cfb7_NextGenCopyAI_horizontal_transparent_dark-fg_240w.png</text:span></text:a><text:span text:style-name="T12"> </text:span></text:p>
                </text:list-item>
              </text:list>
            </text:list-item>
            <text:list-item>
              <text:p text:style-name="P3"><text:span text:style-name="T8">NextGenCopyAI_horizontal_transparent_</text:span><text:span text:style-name="T4">dark</text:span><text:span text:style-name="T8">-fg_640w.png:</text:span></text:p>
              <text:list>
                <text:list-item>
                  <text:p text:style-name="P5"><text:a xlink:type="simple" xlink:href="https://d1yei2z3i6k35z.cloudfront.net/13254463/68bc0bd222e38_NextGenCopyAI_horizontal_transparent_dark-fg_640w.png" text:style-name="ListLabel_20_11" text:visited-style-name="ListLabel_20_11"><text:span text:style-name="T17">https://d1yei2z3i6k35z.cloudfront.net/13254463/68bc0bd222e38_NextGenCopyAI_horizontal_transparent_dark-fg_640w.png</text:span></text:a><text:span text:style-name="T12"> </text:span></text:p>
                </text:list-item>
              </text:list>
            </text:list-item>
            <text:list-item>
              <text:p text:style-name="P3"><text:span text:style-name="T8">NextGenCopyAI_horizontal_transparent_</text:span><text:span text:style-name="T4">light</text:span><text:span text:style-name="T8">-fg_480w.png:</text:span></text:p>
              <text:list>
                <text:list-item>
                  <text:p text:style-name="P5"><text:a xlink:type="simple" xlink:href="https://d1yei2z3i6k35z.cloudfront.net/13254463/68bd5a88961c9_NextGenCopyAI_horizontal_transparent_light-fg_480w.png" text:style-name="ListLabel_20_11" text:visited-style-name="ListLabel_20_11"><text:span text:style-name="T17">https://d1yei2z3i6k35z.cloudfront.net/13254463/68bd5a88961c9_NextGenCopyAI_horizontal_transparent_light-fg_480w.png</text:span></text:a><text:span text:style-name="T12"> </text:span></text:p>
                </text:list-item>
              </text:list>
            </text:list-item>
            <text:list-item>
              <text:p text:style-name="P3"><text:span text:style-name="T8">NextGenCopyAI_horizontal_transparent_</text:span><text:span text:style-name="T4">light</text:span><text:span text:style-name="T8">-fg_640w.png:</text:span></text:p>
              <text:list>
                <text:list-item>
                  <text:p text:style-name="P5"><text:a xlink:type="simple" xlink:href="https://d1yei2z3i6k35z.cloudfront.net/13254463/68bc0bd223245_NextGenCopyAI_horizontal_transparent_light-fg_640w.png" text:style-name="ListLabel_20_11" text:visited-style-name="ListLabel_20_11"><text:span text:style-name="T17">https://d1yei2z3i6k35z.cloudfront.net/13254463/68bc0bd223245_NextGenCopyAI_horizontal_transparent_light-fg_640w.png</text:span></text:a><text:span text:style-name="T12"> </text:span></text:p>
                </text:list-item>
              </text:list>
            </text:list-item>
            <text:list-item>
              <text:p text:style-name="P3"><text:span text:style-name="T8">InsightfulAffiliate_horizontal_transparent_</text:span><text:span text:style-name="T4">dark</text:span><text:span text:style-name="T8">-fg_240w.png:</text:span></text:p>
              <text:list>
                <text:list-item>
                  <text:p text:style-name="P5"><text:a xlink:type="simple" xlink:href="https://d1yei2z3i6k35z.cloudfront.net/13254463/68bc006265a35_InsightfulAffiliate_horizontal_transparent_dark-fg_240w.png" text:style-name="ListLabel_20_11" text:visited-style-name="ListLabel_20_11"><text:span text:style-name="T17">https://d1yei2z3i6k35z.cloudfront.net/13254463/68bc006265a35_InsightfulAffiliate_horizontal_transparent_dark-fg_240w.png</text:span></text:a><text:span text:style-name="T12"> </text:span></text:p>
                </text:list-item>
              </text:list>
            </text:list-item>
            <text:list-item>
              <text:p text:style-name="P3"><text:span text:style-name="T8">InsightfulAffiliate_horizontal_transparent_</text:span><text:span text:style-name="T4">dark</text:span><text:span text:style-name="T8">-fg_640w.png:</text:span></text:p>
              <text:list>
                <text:list-item>
                  <text:p text:style-name="P5"><text:soft-page-break/><text:a xlink:type="simple" xlink:href="https://d1yei2z3i6k35z.cloudfront.net/13254463/68bc0bd21be8b_InsightfulAffiliate_horizontal_transparent_dark-fg_640w.png" text:style-name="ListLabel_20_11" text:visited-style-name="ListLabel_20_11"><text:span text:style-name="T17">https://d1yei2z3i6k35z.cloudfront.net/13254463/68bc0bd21be8b_InsightfulAffiliate_horizontal_transparent_dark-fg_640w.png</text:span></text:a><text:span text:style-name="T12"> </text:span></text:p>
                </text:list-item>
              </text:list>
            </text:list-item>
            <text:list-item>
              <text:p text:style-name="P3"><text:span text:style-name="T8">InsightfulAffiliate_horizontal_transparent_</text:span><text:span text:style-name="T4">light</text:span><text:span text:style-name="T8">-fg_480w.png:</text:span></text:p>
              <text:list>
                <text:list-item>
                  <text:p text:style-name="P5"><text:a xlink:type="simple" xlink:href="https://d1yei2z3i6k35z.cloudfront.net/13254463/68bd5a8896193_InsightfulAffiliate_horizontal_transparent_light-fg_480w.png" text:style-name="ListLabel_20_11" text:visited-style-name="ListLabel_20_11"><text:span text:style-name="T17">https://d1yei2z3i6k35z.cloudfront.net/13254463/68bd5a8896193_InsightfulAffiliate_horizontal_transparent_light-fg_480w.png</text:span></text:a><text:span text:style-name="T12"> </text:span></text:p>
                </text:list-item>
              </text:list>
            </text:list-item>
            <text:list-item>
              <text:p text:style-name="P3"><text:span text:style-name="T8">InsightfulAffiliate_horizontal_transparent_</text:span><text:span text:style-name="T4">light</text:span><text:span text:style-name="T8">-fg_640w.png:</text:span></text:p>
              <text:list>
                <text:list-item>
                  <text:p text:style-name="P5"><text:a xlink:type="simple" xlink:href="https://d1yei2z3i6k35z.cloudfront.net/13254463/68bc0bd220aed_InsightfulAffiliate_horizontal_transparent_light-fg_640w.png" text:style-name="ListLabel_20_11" text:visited-style-name="ListLabel_20_11"><text:span text:style-name="T17">https://d1yei2z3i6k35z.cloudfront.net/13254463/68bc0bd220aed_InsightfulAffiliate_horizontal_transparent_light-fg_640w.png</text:span></text:a></text:p>
                </text:list-item>
                <text:list-item>
                  <text:p text:style-name="P5"><text:span text:style-name="T12"><text:s/></text:span></text:p>
                </text:list-item>
              </text:list>
            </text:list-item>
          </text:list>
        </text:list-item>
        <text:list-item>
          <text:p text:style-name="P1"><text:span text:style-name="T1">OG / TWITTER:</text:span></text:p>
          <text:list>
            <text:list-item>
              <text:p text:style-name="P3"><text:span text:style-name="T8">OG_default.png (use NextGenCopyAI_by_InsightfulAffiliate_og_</text:span><text:span text:style-name="T4">dark</text:span><text:span text:style-name="T8">_1200x630.png):</text:span></text:p>
              <text:list>
                <text:list-item>
                  <text:p text:style-name="P5"><text:a xlink:type="simple" xlink:href="https://d1yei2z3i6k35z.cloudfront.net/13254463/68b7b43c6ac34_NextGenCopyAI_by_InsightfulAffiliate_og_dark_1200x630.png" text:style-name="ListLabel_20_11" text:visited-style-name="ListLabel_20_11"><text:span text:style-name="T17">https://d1yei2z3i6k35z.cloudfront.net/13254463/68b7b43c6ac34_NextGenCopyAI_by_InsightfulAffiliate_og_dark_1200x630.png</text:span></text:a><text:span text:style-name="T12"> </text:span></text:p>
                </text:list-item>
              </text:list>
            </text:list-item>
            <text:list-item>
              <text:p text:style-name="P3"><text:span text:style-name="T8">Twitter_default.png (use NextGenCopyAI_by_InsightfulAffiliate_twitter_</text:span><text:span text:style-name="T4">dark</text:span><text:span text:style-name="T8">_1200x628.png):</text:span></text:p>
              <text:list>
                <text:list-item>
                  <text:p text:style-name="P5"><text:a xlink:type="simple" xlink:href="https://d1yei2z3i6k35z.cloudfront.net/13254463/68b7b43c6961a_NextGenCopyAI_by_InsightfulAffiliate_twitter_dark_1200x628.png" text:style-name="ListLabel_20_11" text:visited-style-name="ListLabel_20_11"><text:span text:style-name="T17">https://d1yei2z3i6k35z.cloudfront.net/13254463/68b7b43c6961a_NextGenCopyAI_by_InsightfulAffiliate_twitter_dark_1200x628.png</text:span></text:a></text:p>
                </text:list-item>
              </text:list>
            </text:list-item>
            <text:list-item>
              <text:p text:style-name="P3"><text:span text:style-name="T8">NextGenCopyAI_by_InsightfulAffiliate_og_</text:span><text:span text:style-name="T4">light</text:span><text:span text:style-name="T8">_1200x630.png:</text:span></text:p>
              <text:list>
                <text:list-item>
                  <text:p text:style-name="P5"><text:a xlink:type="simple" xlink:href="https://d1yei2z3i6k35z.cloudfront.net/13254463/68b7cbd026195_NextGenCopyAI_by_InsightfulAffiliate_og_light_1200x630.png" text:style-name="ListLabel_20_11" text:visited-style-name="ListLabel_20_11"><text:span text:style-name="T17">https://d1yei2z3i6k35z.cloudfront.net/13254463/68b7cbd026195_NextGenCopyAI_by_InsightfulAffiliate_og_light_1200x630.png</text:span></text:a></text:p>
                </text:list-item>
              </text:list>
            </text:list-item>
            <text:list-item>
              <text:p text:style-name="P3"><text:span text:style-name="T8">NextGenCopyAI_by_InsightfulAffiliate_twitter_</text:span><text:span text:style-name="T4">light</text:span><text:span text:style-name="T8">_1200x628.png</text:span></text:p>
              <text:list>
                <text:list-item>
                  <text:p text:style-name="P5"><text:a xlink:type="simple" xlink:href="https://d1yei2z3i6k35z.cloudfront.net/13254463/68b7cbd026195_NextGenCopyAI_by_InsightfulAffiliate_twitter_light_1200x628.png" text:style-name="ListLabel_20_11" text:visited-style-name="ListLabel_20_11"><text:span text:style-name="T17">https://d1yei2z3i6k35z.cloudfront.net/13254463/68b7cbd026195_NextGenCopyAI_by_InsightfulAffiliate_twitter_light_1200x628.png</text:span></text:a><text:span text:style-name="T12"> </text:span></text:p>
                </text:list-item>
              </text:list>
            </text:list-item>
            <text:list-item>
              <text:p text:style-name="P3"><text:span text:style-name="T8">InsightfulAffiliate_og_</text:span><text:span text:style-name="T4">light</text:span><text:span text:style-name="T8">_1200x630.png:</text:span></text:p>
              <text:list>
                <text:list-item>
                  <text:p text:style-name="P5"><text:a xlink:type="simple" xlink:href="https://d1yei2z3i6k35z.cloudfront.net/13254463/68c25df1dc6f4_InsightfulAffiliate_og_light_1200x630.png" text:style-name="ListLabel_20_11" text:visited-style-name="ListLabel_20_11"><text:span text:style-name="T17">https://d1yei2z3i6k35z.cloudfront.net/13254463/68c25df1dc6f4_InsightfulAffiliate_og_light_1200x630.png</text:span></text:a><text:span text:style-name="T12"> </text:span></text:p>
                </text:list-item>
              </text:list>
            </text:list-item>
            <text:list-item>
              <text:p text:style-name="P3"><text:span text:style-name="T8">InsightfulAffiliate_og_</text:span><text:span text:style-name="T4">dark</text:span><text:span text:style-name="T8">_1200x630.png:</text:span></text:p>
              <text:list>
                <text:list-item>
                  <text:p text:style-name="P5"><text:a xlink:type="simple" xlink:href="https://d1yei2z3i6k35z.cloudfront.net/13254463/68c25df1c5160_InsightfulAffiliate_og_dark_1200x630.png" text:style-name="ListLabel_20_11" text:visited-style-name="ListLabel_20_11"><text:span text:style-name="T17">https://d1yei2z3i6k35z.cloudfront.net/13254463/68c25df1c5160_InsightfulAffiliate_og_dark_1200x630.png</text:span></text:a><text:span text:style-name="T12"> </text:span></text:p>
                </text:list-item>
              </text:list>
            </text:list-item>
            <text:list-item>
              <text:p text:style-name="P3"><text:span text:style-name="T8">InsightfulAffiliate_twitter_</text:span><text:span text:style-name="T4">light</text:span><text:span text:style-name="T8">_1200x628.png:</text:span></text:p>
              <text:list>
                <text:list-item>
                  <text:p text:style-name="P5"><text:a xlink:type="simple" xlink:href="https://d1yei2z3i6k35z.cloudfront.net/13254463/68c25df1dd6c4_InsightfulAffiliate_twitter_light_1200x628.png" text:style-name="ListLabel_20_11" text:visited-style-name="ListLabel_20_11"><text:span text:style-name="T17">https://d1yei2z3i6k35z.cloudfront.net/13254463/68c25df1dd6c4_InsightfulAffiliate_twitter_light_1200x628.png</text:span></text:a><text:span text:style-name="T12"> </text:span></text:p>
                </text:list-item>
              </text:list>
            </text:list-item>
            <text:list-item>
              <text:p text:style-name="P3"><text:soft-page-break/><text:span text:style-name="T8">InsightfulAffiliate_twitter_</text:span><text:span text:style-name="T4">dark</text:span><text:span text:style-name="T8">_1200x628.png:</text:span></text:p>
              <text:list>
                <text:list-item>
                  <text:p text:style-name="P5"><text:a xlink:type="simple" xlink:href="https://d1yei2z3i6k35z.cloudfront.net/13254463/68c25df1de939_InsightfulAffiliate_twitter_dark_1200x628.png" text:style-name="ListLabel_20_11" text:visited-style-name="ListLabel_20_11"><text:span text:style-name="T17">https://d1yei2z3i6k35z.cloudfront.net/13254463/68c25df1de939_InsightfulAffiliate_twitter_dark_1200x628.png</text:span></text:a></text:p>
                </text:list-item>
                <text:list-item>
                  <text:p text:style-name="P6"/>
                </text:list-item>
                <text:list-item>
                  <text:p text:style-name="P6"/>
                </text:list-item>
                <text:list-item>
                  <text:p text:style-name="P5"><text:span text:style-name="T12"><text:s/></text:span></text:p>
                </text:list-item>
              </text:list>
            </text:list-item>
          </text:list>
        </text:list-item>
        <text:list-item>
          <text:p text:style-name="P1"><text:span text:style-name="T1">ICO / FAVICON:</text:span></text:p>
          <text:list>
            <text:list-item>
              <text:p text:style-name="P3"><text:span text:style-name="T8">Favicon_</text:span><text:span text:style-name="T4">dark</text:span><text:span text:style-name="T8">.ico:</text:span></text:p>
              <text:list>
                <text:list-item>
                  <text:p text:style-name="P5"><text:a xlink:type="simple" xlink:href="https://d1yei2z3i6k35z.cloudfront.net/13254463/68b7b43c6aa85_favicon.ico" text:style-name="ListLabel_20_11" text:visited-style-name="ListLabel_20_11"><text:span text:style-name="T17">https://d1yei2z3i6k35z.cloudfront.net/13254463/68b7b43c6aa85_favicon.ico</text:span></text:a><text:span text:style-name="T12"> </text:span></text:p>
                </text:list-item>
              </text:list>
            </text:list-item>
            <text:list-item>
              <text:p text:style-name="P3"><text:span text:style-name="T8">Favicon_</text:span><text:span text:style-name="T4">light</text:span><text:span text:style-name="T8">.ico:</text:span></text:p>
              <text:list>
                <text:list-item>
                  <text:p text:style-name="P5"><text:a xlink:type="simple" xlink:href="https://d1yei2z3i6k35z.cloudfront.net/13254463/68c13281652cd_favicon_light.ico" text:style-name="ListLabel_20_11" text:visited-style-name="ListLabel_20_11"><text:span text:style-name="T17">https://d1yei2z3i6k35z.cloudfront.net/13254463/68c13281652cd_favicon_light.ico</text:span></text:a><text:span text:style-name="T12"> </text:span></text:p>
                </text:list-item>
              </text:list>
            </text:list-item>
            <text:list-item>
              <text:p text:style-name="P3"><text:span text:style-name="T10">Favicon_</text:span><text:span text:style-name="T6">dark</text:span><text:span text:style-name="T10">-512x512.png:</text:span></text:p>
              <text:list>
                <text:list-item>
                  <text:p text:style-name="P5"><text:a xlink:type="simple" xlink:href="https://d1yei2z3i6k35z.cloudfront.net/13254463/68c115bc6ae32_favicon-512x512.png" text:style-name="ListLabel_20_12" text:visited-style-name="ListLabel_20_12"><text:span text:style-name="T18">https://d1yei2z3i6k35z.cloudfront.net/13254463/68c115bc6ae32_favicon-512x512.png</text:span></text:a><text:span text:style-name="T13"> </text:span></text:p>
                </text:list-item>
              </text:list>
            </text:list-item>
            <text:list-item>
              <text:p text:style-name="P3"><text:span text:style-name="T10">Favicon_</text:span><text:span text:style-name="T6">light</text:span><text:span text:style-name="T10">-512x512.png:</text:span></text:p>
              <text:list>
                <text:list-item>
                  <text:p text:style-name="P5"><text:a xlink:type="simple" xlink:href="https://d1yei2z3i6k35z.cloudfront.net/13254463/68c115930a4c4_favicon-512x512.png" text:style-name="ListLabel_20_12" text:visited-style-name="ListLabel_20_12"><text:span text:style-name="T18">https://d1yei2z3i6k35z.cloudfront.net/13254463/68c115930a4c4_favicon-512x512.png</text:span></text:a><text:span text:style-name="T13"> </text:span></text:p>
                </text:list-item>
              </text:list>
            </text:list-item>
            <text:list-item>
              <text:p text:style-name="P3"><text:span text:style-name="T10">Favicon_</text:span><text:span text:style-name="T6">dark</text:span><text:span text:style-name="T10">-32x32.png:</text:span></text:p>
              <text:list>
                <text:list-item>
                  <text:p text:style-name="P5"><text:a xlink:type="simple" xlink:href="https://d1yei2z3i6k35z.cloudfront.net/13254463/68c115930a4a4_favicon-32x32.png" text:style-name="ListLabel_20_12" text:visited-style-name="ListLabel_20_12"><text:span text:style-name="T18">https://d1yei2z3i6k35z.cloudfront.net/13254463/68c115930a4a4_favicon-32x32.png</text:span></text:a><text:span text:style-name="T13"> </text:span></text:p>
                </text:list-item>
              </text:list>
            </text:list-item>
            <text:list-item>
              <text:p text:style-name="P3"><text:span text:style-name="T10">Favicon_</text:span><text:span text:style-name="T6">light</text:span><text:span text:style-name="T10">-32x32.png:</text:span></text:p>
              <text:list>
                <text:list-item>
                  <text:p text:style-name="P5"><text:a xlink:type="simple" xlink:href="https://d1yei2z3i6k35z.cloudfront.net/13254463/68c11592e50fa_favicon-32x32.png" text:style-name="ListLabel_20_12" text:visited-style-name="ListLabel_20_12"><text:span text:style-name="T18">https://d1yei2z3i6k35z.cloudfront.net/13254463/68c11592e50fa_favicon-32x32.png</text:span></text:a><text:span text:style-name="T13"> </text:span></text:p>
                </text:list-item>
              </text:list>
            </text:list-item>
            <text:list-item>
              <text:p text:style-name="P3"><text:span text:style-name="T8">Apple-touch-icon.png (180x180):</text:span></text:p>
              <text:list>
                <text:list-item>
                  <text:p text:style-name="P5"><text:a xlink:type="simple" xlink:href="https://d1yei2z3i6k35z.cloudfront.net/13254463/68b2b075f0945_apple-touch-icon.png" text:style-name="ListLabel_20_11" text:visited-style-name="ListLabel_20_11"><text:span text:style-name="T17">https://d1yei2z3i6k35z.cloudfront.net/13254463/68b2b075f0945_apple-touch-icon.png</text:span></text:a><text:span text:style-name="T12"> </text:span></text:p>
                </text:list-item>
              </text:list>
            </text:list-item>
            <text:list-item>
              <text:p text:style-name="P4"/>
            </text:list-item>
          </text:list>
        </text:list-item>
        <text:list-item>
          <text:p text:style-name="P1"><text:soft-page-break/><text:span text:style-name="T1">MASKABLE:</text:span></text:p>
          <text:list>
            <text:list-item>
              <text:p text:style-name="P3"><text:span text:style-name="T8">Maskable-512x512_</text:span><text:span text:style-name="T4">light</text:span><text:span text:style-name="T8">.png:</text:span></text:p>
              <text:list>
                <text:list-item>
                  <text:p text:style-name="P5"><text:a xlink:type="simple" xlink:href="https://d1yei2z3i6k35z.cloudfront.net/13254463/68b2b075f1efc_maskable-512x512.png" text:style-name="ListLabel_20_11" text:visited-style-name="ListLabel_20_11"><text:span text:style-name="T17">https://d1yei2z3i6k35z.cloudfront.net/13254463/68b2b075f1efc_maskable-512x512.png</text:span></text:a><text:span text:style-name="T12"> </text:span></text:p>
                </text:list-item>
              </text:list>
            </text:list-item>
            <text:list-item>
              <text:p text:style-name="P3"><text:span text:style-name="T8">Maskable-512x512_</text:span><text:span text:style-name="T4">dark</text:span><text:span text:style-name="T8">.png:</text:span></text:p>
              <text:list>
                <text:list-item>
                  <text:p text:style-name="P5"><text:a xlink:type="simple" xlink:href="https://d1yei2z3i6k35z.cloudfront.net/13254463/68bd5a88952a2_maskable-512x512.png" text:style-name="ListLabel_20_11" text:visited-style-name="ListLabel_20_11"><text:span text:style-name="T17">https://d1yei2z3i6k35z.cloudfront.net/13254463/68bd5a88952a2_maskable-512x512.png</text:span></text:a></text:p>
                </text:list-item>
              </text:list>
            </text:list-item>
            <text:list-item>
              <text:p text:style-name="P3"><text:span text:style-name="T8">Maskable-512x512_</text:span><text:span text:style-name="T4">light</text:span><text:span text:style-name="T8">.png:</text:span></text:p>
              <text:list>
                <text:list-item>
                  <text:list>
                    <text:list-item>
                      <text:p text:style-name="P7"/>
                    </text:list-item>
                  </text:list>
                </text:list-item>
              </text:list>
            </text:list-item>
            <text:list-item>
              <text:p text:style-name="P3"><text:span text:style-name="T8">Maskable-512x512_</text:span><text:span text:style-name="T4">dark</text:span><text:span text:style-name="T8">.png:</text:span><text:span text:style-name="T12"><text:line-break/><text:tab/><text:tab/></text:span><text:a xlink:type="simple" xlink:href="https://d1yei2z3i6k35z.cloudfront.net/13254463/68b2b075f1ec7_icon-512-maskable.png" text:style-name="ListLabel_20_11" text:visited-style-name="ListLabel_20_11"><text:span text:style-name="T17">https://d1yei2z3i6k35z.cloudfront.net/13254463/68b2b075f1ec7_icon-512-maskable.png</text:span></text:a><text:span text:style-name="T14"> </text:span></text:p>
            </text:list-item>
            <text:list-item>
              <text:p text:style-name="P4"/>
            </text:list-item>
          </text:list>
        </text:list-item>
        <text:list-item>
          <text:p text:style-name="P1"><text:span text:style-name="T1">SQUARE:</text:span></text:p>
          <text:list>
            <text:list-item>
              <text:p text:style-name="P3"><text:span text:style-name="T8">NextGenCopyAI_square_</text:span><text:span text:style-name="T4">light</text:span><text:span text:style-name="T8">_1080x1080.png:</text:span></text:p>
              <text:list>
                <text:list-item>
                  <text:p text:style-name="P5"><text:a xlink:type="simple" xlink:href="https://d1yei2z3i6k35z.cloudfront.net/13254463/68b27c89c60a3_NextGenCopyAI_square_light_1080x1080.png" text:style-name="ListLabel_20_11" text:visited-style-name="ListLabel_20_11"><text:span text:style-name="T17">https://d1yei2z3i6k35z.cloudfront.net/13254463/68b27c89c60a3_NextGenCopyAI_square_light_1080x1080.png</text:span></text:a></text:p>
                </text:list-item>
              </text:list>
            </text:list-item>
            <text:list-item>
              <text:p text:style-name="P3"><text:span text:style-name="T8">NextGenCopyAI_square_</text:span><text:span text:style-name="T4">dark</text:span><text:span text:style-name="T8">_1080x1080.png:</text:span></text:p>
              <text:list>
                <text:list-item>
                  <text:p text:style-name="P5"><text:a xlink:type="simple" xlink:href="https://d1yei2z3i6k35z.cloudfront.net/13254463/68b27c89df40e_NextGenCopyAI_square_dark_1080x1080.png" text:style-name="ListLabel_20_11" text:visited-style-name="ListLabel_20_11"><text:span text:style-name="T17">https://d1yei2z3i6k35z.cloudfront.net/13254463/68b27c89df40e_NextGenCopyAI_square_dark_1080x1080.png</text:span></text:a></text:p>
                </text:list-item>
              </text:list>
            </text:list-item>
            <text:list-item>
              <text:p text:style-name="P3"><text:span text:style-name="T8">InsightfulAffiliate_square_</text:span><text:span text:style-name="T4">light</text:span><text:span text:style-name="T8">_1080x1080.png:</text:span></text:p>
              <text:list>
                <text:list-item>
                  <text:p text:style-name="P5"><text:a xlink:type="simple" xlink:href="https://d1yei2z3i6k35z.cloudfront.net/13254463/68c25df1dd6c4_InsightfulAffiliate_square_light_1080x1080.png" text:style-name="ListLabel_20_11" text:visited-style-name="ListLabel_20_11"><text:span text:style-name="T17">https://d1yei2z3i6k35z.cloudfront.net/13254463/68c25df1dd6c4_InsightfulAffiliate_square_light_1080x1080.png</text:span></text:a><text:span text:style-name="T12"> </text:span></text:p>
                </text:list-item>
              </text:list>
            </text:list-item>
            <text:list-item>
              <text:p text:style-name="P3"><text:span text:style-name="T8">InsightfulAffiliate_square_</text:span><text:span text:style-name="T4">dark</text:span><text:span text:style-name="T8">_1080x1080.png:</text:span></text:p>
              <text:list>
                <text:list-item>
                  <text:p text:style-name="P5"><text:a xlink:type="simple" xlink:href="https://d1yei2z3i6k35z.cloudfront.net/13254463/68c25df1df410_InsightfulAffiliate_square_dark_1080x1080.png" text:style-name="ListLabel_20_11" text:visited-style-name="ListLabel_20_11"><text:span text:style-name="T17">https://d1yei2z3i6k35z.cloudfront.net/13254463/68c25df1df410_InsightfulAffiliate_square_dark_1080x1080.png</text:span></text:a><text:span text:style-name="T12"> </text:span>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1"><text:span text:style-name="T1">NEUROPEN ICON.SVG:</text:span></text:p>
          <text:list>
            <text:list-item>
              <text:p text:style-name="P3"><text:span text:style-name="T8">Neuro-pen-icon_</text:span><text:span text:style-name="T4">dark</text:span><text:span text:style-name="T8">.svg:</text:span></text:p>
              <text:list>
                <text:list-item>
                  <text:p text:style-name="P5"><text:soft-page-break/><text:a xlink:type="simple" xlink:href="https://d1yei2z3i6k35z.cloudfront.net/13254463/68bd0e0b542b2_neuro-pen-icon_dark.svg" text:style-name="ListLabel_20_11" text:visited-style-name="ListLabel_20_11"><text:span text:style-name="T17">https://d1yei2z3i6k35z.cloudfront.net/13254463/68bd0e0b542b2_neuro-pen-icon_dark.svg</text:span></text:a><text:span text:style-name="T12"> </text:span></text:p>
                </text:list-item>
              </text:list>
            </text:list-item>
            <text:list-item>
              <text:p text:style-name="P3"><text:span text:style-name="T8">Neuro-pen-icon_</text:span><text:span text:style-name="T4">light</text:span><text:span text:style-name="T8">.svg:</text:span></text:p>
              <text:list>
                <text:list-item>
                  <text:p text:style-name="P5"><text:a xlink:type="simple" xlink:href="https://d1yei2z3i6k35z.cloudfront.net/13254463/68bd0e0b53445_neuro-pen-icon_light.svg" text:style-name="ListLabel_20_11" text:visited-style-name="ListLabel_20_11"><text:span text:style-name="T17">https://d1yei2z3i6k35z.cloudfront.net/13254463/68bd0e0b53445_neuro-pen-icon_light.svg</text:span></text:a><text:span text:style-name="T12"> </text:span>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1"><text:span text:style-name="T1">SVG:</text:span><text:span text:style-name="T15"><text:tab/></text:span></text:p>
          <text:list>
            <text:list-item>
              <text:p text:style-name="P3"><text:span text:style-name="T8">InsightfulAffiliate_</text:span><text:span text:style-name="T4">light</text:span><text:span text:style-name="T8">.svg:</text:span></text:p>
              <text:list>
                <text:list-item>
                  <text:p text:style-name="P5"><text:a xlink:type="simple" xlink:href="https://d1yei2z3i6k35z.cloudfront.net/13254463/68c135db927fe_InsightfulAffiliate_logo_horizontal_light.svg" text:style-name="ListLabel_20_11" text:visited-style-name="ListLabel_20_11"><text:span text:style-name="T17">https://d1yei2z3i6k35z.cloudfront.net/13254463/68c135db927fe_InsightfulAffiliate_logo_horizontal_light.svg</text:span></text:a><text:span text:style-name="T12"> </text:span></text:p>
                </text:list-item>
              </text:list>
            </text:list-item>
            <text:list-item>
              <text:p text:style-name="P3"><text:span text:style-name="T8">InsightfulAffiliate_</text:span><text:span text:style-name="T4">dark</text:span><text:span text:style-name="T8">.svg:</text:span><text:span text:style-name="T12"><text:tab/></text:span></text:p>
              <text:list>
                <text:list-item>
                  <text:p text:style-name="P5"><text:a xlink:type="simple" xlink:href="https://d1yei2z3i6k35z.cloudfront.net/13254463/68c135dba769d_InsightfulAffiliate_logo_horizontal_dark.svg" text:style-name="ListLabel_20_11" text:visited-style-name="ListLabel_20_11"><text:span text:style-name="T17">https://d1yei2z3i6k35z.cloudfront.net/13254463/68c135dba769d_InsightfulAffiliate_logo_horizontal_dark.svg</text:span></text:a><text:span text:style-name="T12"> </text:span>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1"><text:span text:style-name="T1">ENDORSED:</text:span></text:p>
          <text:list>
            <text:list-item>
              <text:p text:style-name="P3"><text:span text:style-name="T8">Endorsed_NextGenCopyAI_by_InsightfulAffiliate_</text:span><text:span text:style-name="T4">dark</text:span><text:span text:style-name="T8">.svg:</text:span></text:p>
              <text:list>
                <text:list-item>
                  <text:p text:style-name="P5"><text:a xlink:type="simple" xlink:href="https://d1yei2z3i6k35z.cloudfront.net/13254463/68bd0eba4e7af_Endorsed_NextGenCopyAI_by_InsightfulAffiliate_dark.svg" text:style-name="ListLabel_20_11" text:visited-style-name="ListLabel_20_11"><text:span text:style-name="T17">https://d1yei2z3i6k35z.cloudfront.net/13254463/68bd0eba4e7af_Endorsed_NextGenCopyAI_by_InsightfulAffiliate_dark.svg</text:span></text:a><text:span text:style-name="T12"> </text:span></text:p>
                </text:list-item>
              </text:list>
            </text:list-item>
            <text:list-item>
              <text:p text:style-name="P3"><text:span text:style-name="T8">Endorsed_NextGenCopyAI_by_InsightfulAffiliate_</text:span><text:span text:style-name="T4">light</text:span><text:span text:style-name="T8">.svg:</text:span></text:p>
              <text:list>
                <text:list-item>
                  <text:p text:style-name="P5"><text:a xlink:type="simple" xlink:href="https://d1yei2z3i6k35z.cloudfront.net/13254463/68bd0e0b53d20_Endorsed_NextGenCopyAI_by_InsightfulAffiliate_light.svg" text:style-name="ListLabel_20_11" text:visited-style-name="ListLabel_20_11"><text:span text:style-name="T17">https://d1yei2z3i6k35z.cloudfront.net/13254463/68bd0e0b53d20_Endorsed_NextGenCopyAI_by_InsightfulAffiliate_light.svg</text:span></text:a><text:span text:style-name="T12"> </text:span>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1"><text:span text:style-name="T1">AVATARS:</text:span></text:p>
          <text:list>
            <text:list-item>
              <text:p text:style-name="P3"><text:span text:style-name="T8">Avatar_</text:span><text:span text:style-name="T4">light</text:span><text:span text:style-name="T8">_1024x1024.png:</text:span></text:p>
              <text:list>
                <text:list-item>
                  <text:p text:style-name="P5"><text:a xlink:type="simple" xlink:href="https://d1yei2z3i6k35z.cloudfront.net/13254463/68c138e6a1d9c_avatar_light_1024x1024.png" text:style-name="ListLabel_20_11" text:visited-style-name="ListLabel_20_11"><text:span text:style-name="T17">https://d1yei2z3i6k35z.cloudfront.net/13254463/68c138e6a1d9c_avatar_light_1024x1024.png</text:span></text:a><text:span text:style-name="T12"> </text:span></text:p>
                </text:list-item>
              </text:list>
            </text:list-item>
            <text:list-item>
              <text:p text:style-name="P3"><text:span text:style-name="T8">Avatar_</text:span><text:span text:style-name="T4">dark</text:span><text:span text:style-name="T8">_1024x1024.png:</text:span></text:p>
              <text:list>
                <text:list-item>
                  <text:p text:style-name="P5"><text:a xlink:type="simple" xlink:href="https://d1yei2z3i6k35z.cloudfront.net/13254463/68c138e69ed05_avatar_dark_1024x1024.png" text:style-name="ListLabel_20_11" text:visited-style-name="ListLabel_20_11"><text:span text:style-name="T17">https://d1yei2z3i6k35z.cloudfront.net/13254463/68c138e69ed05_avatar_dark_1024x1024.png</text:span></text:a><text:span text:style-name="T12"> </text:span></text:p>
                </text:list-item>
              </text:list>
            </text:list-item>
            <text:list-item>
              <text:p text:style-name="P3"><text:soft-page-break/><text:span text:style-name="T8">Avatar_</text:span><text:span text:style-name="T4">light</text:span><text:span text:style-name="T8">_512x512.png:</text:span></text:p>
              <text:list>
                <text:list-item>
                  <text:p text:style-name="P5"><text:a xlink:type="simple" xlink:href="https://d1yei2z3i6k35z.cloudfront.net/13254463/68c138e69eff3_avatar_light_512x512.png" text:style-name="ListLabel_20_11" text:visited-style-name="ListLabel_20_11"><text:span text:style-name="T17">https://d1yei2z3i6k35z.cloudfront.net/13254463/68c138e69eff3_avatar_light_512x512.png</text:span></text:a><text:span text:style-name="T12"> </text:span></text:p>
                </text:list-item>
              </text:list>
            </text:list-item>
            <text:list-item>
              <text:p text:style-name="P3"><text:span text:style-name="T8">Avatar_</text:span><text:span text:style-name="T4">dark</text:span><text:span text:style-name="T8">_512x512.png:</text:span></text:p>
              <text:list>
                <text:list-item>
                  <text:p text:style-name="P5"><text:a xlink:type="simple" xlink:href="https://d1yei2z3i6k35z.cloudfront.net/13254463/68c115bc6ae32_favicon-512x512.png" text:style-name="ListLabel_20_11" text:visited-style-name="ListLabel_20_11"><text:span text:style-name="T17">https://d1yei2z3i6k35z.cloudfront.net/13254463/68c115bc6ae32_favicon-512x512.png</text:span></text:a><text:span text:style-name="T12"> </text:span>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 fo:font-weight="bold"/>
    </style:style>
    <style:style style:name="ListLabel_20_2" style:display-name="ListLabel 2" style:family="text">
      <style:text-properties fo:font-size="10pt" style:text-underline-style="none"/>
    </style:style>
    <style:style style:name="ListLabel_20_3" style:display-name="ListLabel 3" style:family="text">
      <style:text-properties fo:font-size="10pt" style:text-underline-style="none"/>
    </style:style>
    <style:style style:name="ListLabel_20_4" style:display-name="ListLabel 4" style:family="text">
      <style:text-properties fo:font-size="10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0pt" style:text-underline-style="solid" style:text-underline-width="auto" style:text-underline-color="font-color" fo:background-color="#cbb6ff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ListLabel_20_12" style:display-name="ListLabel 12" style:family="text">
      <style:text-properties fo:color="#1155cc" fo:font-size="10pt" style:text-underline-style="solid" style:text-underline-width="auto" style:text-underline-color="font-color" style:font-size-asian="10pt" style:font-size-complex="10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╙" text:bullet-char="╙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" style:num-prefix="╙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prefix="╙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╙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╙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╙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prefix="╙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prefix="╙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prefix="╙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10" meta:word-count="227" meta:character-count="6713" meta:non-whitespace-character-count="6652"/>
    <meta:generator>LibreOfficeDev/6.0.5.2$Linux_X86_64 LibreOffice_project/</meta:generator>
  </office:meta>
</office:document-meta>
</file>